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3100000220901CB8A4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2010000012C000000EA6E4A6DA8.png" manifest:media-type="image/png"/>
  <manifest:file-entry manifest:full-path="Pictures/100000000000034A000001B88A006968.jpg" manifest:media-type="image/jpeg"/>
  <manifest:file-entry manifest:full-path="Pictures/1000000000000113000000B74B3B9304.png" manifest:media-type="image/png"/>
  <manifest:file-entry manifest:full-path="Pictures/100002010000089800000205B23144C9.png" manifest:media-type="image/png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935cm" style:use-optimal-column-width="false"/>
    </style:style>
    <style:style style:name="co2" style:family="table-column">
      <style:table-column-properties style:column-width="1.936cm" style:use-optimal-column-width="false"/>
    </style:style>
    <style:style style:name="co3" style:family="table-column">
      <style:table-column-properties style:column-width="1.93cm" style:use-optimal-column-width="false"/>
    </style:style>
    <style:style style:name="co4" style:family="table-column">
      <style:table-column-properties style:column-width="1.57cm" style:use-optimal-column-width="false"/>
    </style:style>
    <style:style style:name="co5" style:family="table-column">
      <style:table-column-properties style:column-width="1.39cm" style:use-optimal-column-width="false"/>
    </style:style>
    <style:style style:name="co6" style:family="table-column">
      <style:table-column-properties style:column-width="1.38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fo:color="#ffffff" fo:font-size="14pt" style:font-size-asian="14pt" style:font-size-complex="14pt"/>
    </style:style>
    <style:style style:name="ce2" style:family="table-cell">
      <style:graphic-properties style:repeat="repeat"/>
      <style:text-properties fo:color="#000000"/>
    </style:style>
    <style:style style:name="ce3" style:family="table-cell">
      <style:graphic-properties style:repeat="repeat"/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text-properties fo:color="#ffffff" fo:font-size="14pt" style:font-size-asian="14pt" style:font-size-complex="14pt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00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color="#000000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Merge Sort and Heap Sort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Karthik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1">Contents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Merge Sort Divide and Conquer</text:span></text:p>
              </text:list-item>
              <text:list-item>
                <text:p text:style-name="P1"><text:span text:style-name="T2">Heap Sort</text:span></text:p>
              </text:list-item>
              <text:list-item>
                <text:p text:style-name="P1"><text:span text:style-name="T2">Time complexit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style-name="gr2" draw:layer="layout" svg:width="3.639cm" svg:height="0.962cm" svg:x="0.8cm" svg:y="0.2cm">
          <draw:text-box>
            <text:p>Merge Sort</text:p>
          </draw:text-box>
        </draw:frame>
        <draw:frame draw:style-name="standard" draw:layer="layout" svg:width="15.476cm" svg:height="1.943cm" svg:x="2.479cm" svg:y="1.89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 text:c="3"/>0</text:p>
              </table:table-cell>
              <table:table-cell>
                <text:p text:style-name="P4"><text:s text:c="3"/>1</text:p>
              </table:table-cell>
              <table:table-cell>
                <text:p text:style-name="P4"><text:s text:c="3"/>2 <text:s/></text:p>
              </table:table-cell>
              <table:table-cell>
                <text:p text:style-name="P4"><text:s text:c="3"/>3</text:p>
              </table:table-cell>
              <table:table-cell>
                <text:p text:style-name="P4"><text:s text:c="3"/>4</text:p>
              </table:table-cell>
              <table:table-cell>
                <text:p text:style-name="P4"><text:s text:c="3"/>5</text:p>
              </table:table-cell>
              <table:table-cell>
                <text:p text:style-name="P4"><text:s text:c="3"/>6 </text:p>
              </table:table-cell>
              <table:table-cell>
                <text:p text:style-name="P4"><text:s text:c="3"/>7</text:p>
              </table:table-cell>
            </table:table-row>
            <table:table-row table:style-name="ro1" table:default-cell-style-name="ce2">
              <table:table-cell>
                <text:p text:style-name="P5"><text:s text:c="3"/>2 </text:p>
              </table:table-cell>
              <table:table-cell>
                <text:p text:style-name="P5"><text:s text:c="3"/>4</text:p>
              </table:table-cell>
              <table:table-cell>
                <text:p text:style-name="P5"><text:s text:c="3"/>1</text:p>
              </table:table-cell>
              <table:table-cell>
                <text:p text:style-name="P5"><text:s text:c="3"/>6</text:p>
              </table:table-cell>
              <table:table-cell>
                <text:p text:style-name="P5"><text:s text:c="3"/>8</text:p>
              </table:table-cell>
              <table:table-cell>
                <text:p text:style-name="P5"><text:s text:c="3"/>5</text:p>
              </table:table-cell>
              <table:table-cell>
                <text:p text:style-name="P5"><text:s text:c="3"/>3</text:p>
              </table:table-cell>
              <table:table-cell>
                <text:p text:style-name="P5"><text:s text:c="3"/>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1.277cm" svg:height="0.962cm" svg:x="0.8cm" svg:y="2.8cm">
          <draw:text-box>
            <text:p>arr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style-name="gr2" draw:layer="layout" svg:width="3.639cm" svg:height="0.962cm" svg:x="0.6cm" svg:y="0.2cm">
          <draw:text-box>
            <text:p>Merge Sort</text:p>
          </draw:text-box>
        </draw:frame>
        <draw:frame draw:style-name="standard" draw:layer="layout" svg:width="15.475cm" svg:height="1.943cm" svg:x="2.48cm" svg:y="1.895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 text:c="3"/>0</text:p>
              </table:table-cell>
              <table:table-cell>
                <text:p text:style-name="P4"><text:s text:c="3"/>1</text:p>
              </table:table-cell>
              <table:table-cell>
                <text:p text:style-name="P4"><text:s text:c="3"/>2 <text:s/></text:p>
              </table:table-cell>
              <table:table-cell>
                <text:p text:style-name="P4"><text:s text:c="3"/>3</text:p>
              </table:table-cell>
              <table:table-cell>
                <text:p text:style-name="P4"><text:s text:c="3"/>4</text:p>
              </table:table-cell>
              <table:table-cell>
                <text:p text:style-name="P4"><text:s text:c="3"/>5</text:p>
              </table:table-cell>
              <table:table-cell>
                <text:p text:style-name="P4"><text:s text:c="3"/>6 </text:p>
              </table:table-cell>
              <table:table-cell>
                <text:p text:style-name="P4"><text:s text:c="3"/>7</text:p>
              </table:table-cell>
            </table:table-row>
            <table:table-row table:style-name="ro1" table:default-cell-style-name="ce2">
              <table:table-cell>
                <text:p text:style-name="P5"><text:s text:c="3"/>2 </text:p>
              </table:table-cell>
              <table:table-cell>
                <text:p text:style-name="P5"><text:s text:c="3"/>4</text:p>
              </table:table-cell>
              <table:table-cell>
                <text:p text:style-name="P5"><text:s text:c="3"/>1</text:p>
              </table:table-cell>
              <table:table-cell>
                <text:p text:style-name="P5"><text:s text:c="3"/>6</text:p>
              </table:table-cell>
              <table:table-cell>
                <text:p text:style-name="P5"><text:s text:c="3"/>8</text:p>
              </table:table-cell>
              <table:table-cell>
                <text:p text:style-name="P5"><text:s text:c="3"/>5</text:p>
              </table:table-cell>
              <table:table-cell>
                <text:p text:style-name="P5"><text:s text:c="3"/>3</text:p>
              </table:table-cell>
              <table:table-cell>
                <text:p text:style-name="P5"><text:s text:c="3"/>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1.277cm" svg:height="0.962cm" svg:x="0.801cm" svg:y="2.802cm">
          <draw:text-box>
            <text:p>arr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style-name="gr2" draw:layer="layout" svg:width="3.711cm" svg:height="0.962cm" svg:x="0.4cm" svg:y="0.4cm">
          <draw:text-box>
            <text:p>Heap Sort :</text:p>
          </draw:text-box>
        </draw:frame>
        <draw:custom-shape draw:style-name="gr3" draw:text-style-name="P7" xml:id="id7" draw:id="id7" draw:layer="layout" svg:width="1.4cm" svg:height="1.4cm" svg:x="13.8cm" svg:y="3.8cm">
          <text:p text:style-name="P7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9" draw:id="id9" draw:layer="layout" svg:width="1.4cm" svg:height="1.4cm" svg:x="11.4cm" svg:y="5.8cm">
          <text:p text:style-name="P7"><text:span text:style-name="T3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1" draw:id="id11" draw:layer="layout" svg:width="1.4cm" svg:height="1.4cm" svg:x="16cm" svg:y="5.8cm">
          <text:p text:style-name="P7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3" draw:id="id13" draw:layer="layout" svg:width="1.4cm" svg:height="1.4cm" svg:x="10cm" svg:y="8cm">
          <text:p text:style-name="P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5" draw:id="id15" draw:layer="layout" svg:width="1.4cm" svg:height="1.4cm" svg:x="12.6cm" svg:y="8cm">
          <text:p text:style-name="P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7" draw:id="id17" draw:layer="layout" svg:width="1.4cm" svg:height="1.4cm" svg:x="14.8cm" svg:y="8cm">
          <text:p text:style-name="P7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9" draw:id="id19" draw:layer="layout" svg:width="1.4cm" svg:height="1.4cm" svg:x="17.363cm" svg:y="8cm">
          <text:p text:style-name="P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7" xml:id="id8" draw:id="id8" draw:layer="layout" svg:width="1.399cm" svg:height="0.999cm" svg:x="12.6cm" svg:y="5cm" svg:viewBox="0 0 1400 1000" draw:points="1400,0 0,1000">
          <text:p/>
        </draw:polyline>
        <draw:polyline draw:style-name="gr4" draw:text-style-name="P7" xml:id="id10" draw:id="id10" draw:layer="layout" svg:width="1.199cm" svg:height="1.199cm" svg:x="15cm" svg:y="5cm" svg:viewBox="0 0 1200 1200" draw:points="0,0 1200,1200">
          <text:p/>
        </draw:polyline>
        <draw:polyline draw:style-name="gr4" draw:text-style-name="P7" xml:id="id12" draw:id="id12" draw:layer="layout" svg:width="0.799cm" svg:height="0.999cm" svg:x="11cm" svg:y="7.2cm" svg:viewBox="0 0 800 1000" draw:points="800,0 0,1000">
          <text:p/>
        </draw:polyline>
        <draw:polyline draw:style-name="gr4" draw:text-style-name="P7" xml:id="id14" draw:id="id14" draw:layer="layout" svg:width="0.599cm" svg:height="0.999cm" svg:x="12.2cm" svg:y="7.2cm" svg:viewBox="0 0 600 1000" draw:points="0,0 600,1000">
          <text:p/>
        </draw:polyline>
        <draw:polyline draw:style-name="gr4" draw:text-style-name="P7" xml:id="id16" draw:id="id16" draw:layer="layout" svg:width="0.599cm" svg:height="0.999cm" svg:x="15.8cm" svg:y="7.2cm" svg:viewBox="0 0 600 1000" draw:points="600,0 0,1000">
          <text:p/>
        </draw:polyline>
        <draw:polyline draw:style-name="gr4" draw:text-style-name="P7" xml:id="id18" draw:id="id18" draw:layer="layout" svg:width="0.799cm" svg:height="0.999cm" svg:x="17cm" svg:y="7.2cm" svg:viewBox="0 0 800 1000" draw:points="0,0 800,1000">
          <text:p/>
        </draw:polyline>
        <draw:frame draw:style-name="standard" xml:id="id6" draw:id="id6" draw:layer="layout" svg:width="10.627cm" svg:height="0.971cm" svg:x="1.372cm" svg:y="2.198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>
                <text:p><text:span text:style-name="T4"><text:s text:c="2"/></text:span><text:span text:style-name="T4">16</text:span></text:p>
              </table:table-cell>
              <table:table-cell>
                <text:p><text:span text:style-name="T4"><text:s text:c="2"/></text:span><text:span text:style-name="T4">14</text:span></text:p>
              </table:table-cell>
              <table:table-cell>
                <text:p><text:span text:style-name="T4"><text:s text:c="2"/></text:span><text:span text:style-name="T4">10</text:span></text:p>
              </table:table-cell>
              <table:table-cell>
                <text:p><text:span text:style-name="T4"><text:s text:c="2"/></text:span><text:span text:style-name="T4">8</text:span></text:p>
              </table:table-cell>
              <table:table-cell>
                <text:p><text:span text:style-name="T4"><text:s text:c="2"/></text:span><text:span text:style-name="T4">7</text:span></text:p>
              </table:table-cell>
              <table:table-cell>
                <text:p><text:span text:style-name="T4"><text:s text:c="2"/></text:span><text:span text:style-name="T4">9</text:span></text:p>
              </table:table-cell>
              <table:table-cell>
                <text:p><text:span text:style-name="T4"><text:s text:c="2"/></text:span><text:span text:style-name="T4">3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ddress" xml:id="id20" draw:id="id20">
        <office:forms form:automatic-focus="false" form:apply-design-mode="false"/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losing" xml:id="id21" draw:id="id21">
        <office:forms form:automatic-focus="false" form:apply-design-mode="false"/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8:40:55.381829259</meta:creation-date>
    <meta:editing-duration>P0D</meta:editing-duration>
    <meta:editing-cycles>3</meta:editing-cycles>
    <meta:generator>LibreOffice/4.2.4.2$Linux_x86 LibreOffice_project/420m0$Build-2</meta:generator>
    <dc:date>2016-12-28T20:07:12.676621729</dc:date>
    <meta:document-statistic meta:object-count="141"/>
  </office:meta>
</office:document-meta>
</file>